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18.1602in" svg:height="6.989in" svg:x="0.0433in" svg:y="0.6087in">
            <draw:object draw:notify-on-update-of-ranges="result.A3:result.DO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0" table:default-cell-style-name="Default"/>
        <table:table-column table:style-name="co3" table:number-columns-repeated="88" table:default-cell-style-name="Default"/>
        <table:table-row table:style-name="ro1">
          <table:table-cell office:value-type="float" office:value="44019" calcext:value-type="float">
            <text:p>44019</text:p>
          </table:table-cell>
          <table:table-cell office:value-type="float" office:value="74251" calcext:value-type="float">
            <text:p>74251</text:p>
          </table:table-cell>
          <table:table-cell office:value-type="float" office:value="104484" calcext:value-type="float">
            <text:p>104484</text:p>
          </table:table-cell>
          <table:table-cell office:value-type="float" office:value="134713" calcext:value-type="float">
            <text:p>134713</text:p>
          </table:table-cell>
          <table:table-cell office:value-type="float" office:value="164936" calcext:value-type="float">
            <text:p>164936</text:p>
          </table:table-cell>
          <table:table-cell office:value-type="float" office:value="195164" calcext:value-type="float">
            <text:p>195164</text:p>
          </table:table-cell>
          <table:table-cell office:value-type="float" office:value="225390" calcext:value-type="float">
            <text:p>225390</text:p>
          </table:table-cell>
          <table:table-cell office:value-type="float" office:value="255616" calcext:value-type="float">
            <text:p>255616</text:p>
          </table:table-cell>
          <table:table-cell office:value-type="float" office:value="285846" calcext:value-type="float">
            <text:p>285846</text:p>
          </table:table-cell>
          <table:table-cell office:value-type="float" office:value="316076" calcext:value-type="float">
            <text:p>316076</text:p>
          </table:table-cell>
          <table:table-cell office:value-type="float" office:value="346299" calcext:value-type="float">
            <text:p>346299</text:p>
          </table:table-cell>
          <table:table-cell office:value-type="float" office:value="376527" calcext:value-type="float">
            <text:p>376527</text:p>
          </table:table-cell>
          <table:table-cell office:value-type="float" office:value="406754" calcext:value-type="float">
            <text:p>406754</text:p>
          </table:table-cell>
          <table:table-cell office:value-type="float" office:value="436983" calcext:value-type="float">
            <text:p>436983</text:p>
          </table:table-cell>
          <table:table-cell office:value-type="float" office:value="467217" calcext:value-type="float">
            <text:p>467217</text:p>
          </table:table-cell>
          <table:table-cell office:value-type="float" office:value="497443" calcext:value-type="float">
            <text:p>497443</text:p>
          </table:table-cell>
          <table:table-cell office:value-type="float" office:value="527670" calcext:value-type="float">
            <text:p>527670</text:p>
          </table:table-cell>
          <table:table-cell office:value-type="float" office:value="557923" calcext:value-type="float">
            <text:p>557923</text:p>
          </table:table-cell>
          <table:table-cell office:value-type="float" office:value="588150" calcext:value-type="float">
            <text:p>588150</text:p>
          </table:table-cell>
          <table:table-cell office:value-type="float" office:value="618377" calcext:value-type="float">
            <text:p>618377</text:p>
          </table:table-cell>
          <table:table-cell office:value-type="float" office:value="648604" calcext:value-type="float">
            <text:p>648604</text:p>
          </table:table-cell>
          <table:table-cell office:value-type="float" office:value="678834" calcext:value-type="float">
            <text:p>678834</text:p>
          </table:table-cell>
          <table:table-cell office:value-type="float" office:value="709062" calcext:value-type="float">
            <text:p>709062</text:p>
          </table:table-cell>
          <table:table-cell office:value-type="float" office:value="739290" calcext:value-type="float">
            <text:p>739290</text:p>
          </table:table-cell>
          <table:table-cell office:value-type="float" office:value="769519" calcext:value-type="float">
            <text:p>769519</text:p>
          </table:table-cell>
          <table:table-cell office:value-type="float" office:value="799701" calcext:value-type="float">
            <text:p>799701</text:p>
          </table:table-cell>
          <table:table-cell office:value-type="float" office:value="829929" calcext:value-type="float">
            <text:p>829929</text:p>
          </table:table-cell>
          <table:table-cell office:value-type="float" office:value="860159" calcext:value-type="float">
            <text:p>860159</text:p>
          </table:table-cell>
          <table:table-cell office:value-type="float" office:value="890392" calcext:value-type="float">
            <text:p>890392</text:p>
          </table:table-cell>
          <table:table-cell office:value-type="float" office:value="920620" calcext:value-type="float">
            <text:p>920620</text:p>
          </table:table-cell>
          <table:table-cell office:value-type="float" office:value="950804" calcext:value-type="float">
            <text:p>950804</text:p>
          </table:table-cell>
          <table:table-cell office:value-type="float" office:value="981028" calcext:value-type="float">
            <text:p>981028</text:p>
          </table:table-cell>
          <table:table-cell office:value-type="float" office:value="1011254" calcext:value-type="float">
            <text:p>1011254</text:p>
          </table:table-cell>
          <table:table-cell office:value-type="float" office:value="1041479" calcext:value-type="float">
            <text:p>1041479</text:p>
          </table:table-cell>
          <table:table-cell office:value-type="float" office:value="1071716" calcext:value-type="float">
            <text:p>1071716</text:p>
          </table:table-cell>
          <table:table-cell office:value-type="float" office:value="1101942" calcext:value-type="float">
            <text:p>1101942</text:p>
          </table:table-cell>
          <table:table-cell office:value-type="float" office:value="1132172" calcext:value-type="float">
            <text:p>1132172</text:p>
          </table:table-cell>
          <table:table-cell office:value-type="float" office:value="1162403" calcext:value-type="float">
            <text:p>1162403</text:p>
          </table:table-cell>
          <table:table-cell office:value-type="float" office:value="1192626" calcext:value-type="float">
            <text:p>1192626</text:p>
          </table:table-cell>
          <table:table-cell office:value-type="float" office:value="1222854" calcext:value-type="float">
            <text:p>1222854</text:p>
          </table:table-cell>
          <table:table-cell office:value-type="float" office:value="1253089" calcext:value-type="float">
            <text:p>1253089</text:p>
          </table:table-cell>
          <table:table-cell office:value-type="float" office:value="1283317" calcext:value-type="float">
            <text:p>1283317</text:p>
          </table:table-cell>
          <table:table-cell office:value-type="float" office:value="1313545" calcext:value-type="float">
            <text:p>1313545</text:p>
          </table:table-cell>
          <table:table-cell office:value-type="float" office:value="1343772" calcext:value-type="float">
            <text:p>1343772</text:p>
          </table:table-cell>
          <table:table-cell office:value-type="float" office:value="1374000" calcext:value-type="float">
            <text:p>1374000</text:p>
          </table:table-cell>
          <table:table-cell office:value-type="float" office:value="1404184" calcext:value-type="float">
            <text:p>1404184</text:p>
          </table:table-cell>
          <table:table-cell office:value-type="float" office:value="1434423" calcext:value-type="float">
            <text:p>1434423</text:p>
          </table:table-cell>
          <table:table-cell office:value-type="float" office:value="1464655" calcext:value-type="float">
            <text:p>1464655</text:p>
          </table:table-cell>
          <table:table-cell office:value-type="float" office:value="1494883" calcext:value-type="float">
            <text:p>1494883</text:p>
          </table:table-cell>
          <table:table-cell office:value-type="float" office:value="1525113" calcext:value-type="float">
            <text:p>1525113</text:p>
          </table:table-cell>
          <table:table-cell office:value-type="float" office:value="1555335" calcext:value-type="float">
            <text:p>1555335</text:p>
          </table:table-cell>
          <table:table-cell office:value-type="float" office:value="1585556" calcext:value-type="float">
            <text:p>1585556</text:p>
          </table:table-cell>
          <table:table-cell office:value-type="float" office:value="1615781" calcext:value-type="float">
            <text:p>1615781</text:p>
          </table:table-cell>
          <table:table-cell office:value-type="float" office:value="1646001" calcext:value-type="float">
            <text:p>1646001</text:p>
          </table:table-cell>
          <table:table-cell office:value-type="float" office:value="1676233" calcext:value-type="float">
            <text:p>1676233</text:p>
          </table:table-cell>
          <table:table-cell office:value-type="float" office:value="1706460" calcext:value-type="float">
            <text:p>1706460</text:p>
          </table:table-cell>
          <table:table-cell office:value-type="float" office:value="1736685" calcext:value-type="float">
            <text:p>1736685</text:p>
          </table:table-cell>
          <table:table-cell office:value-type="float" office:value="1766918" calcext:value-type="float">
            <text:p>1766918</text:p>
          </table:table-cell>
          <table:table-cell office:value-type="float" office:value="1797152" calcext:value-type="float">
            <text:p>1797152</text:p>
          </table:table-cell>
          <table:table-cell office:value-type="float" office:value="1827387" calcext:value-type="float">
            <text:p>1827387</text:p>
          </table:table-cell>
          <table:table-cell office:value-type="float" office:value="1857607" calcext:value-type="float">
            <text:p>1857607</text:p>
          </table:table-cell>
          <table:table-cell office:value-type="float" office:value="1887830" calcext:value-type="float">
            <text:p>1887830</text:p>
          </table:table-cell>
          <table:table-cell office:value-type="float" office:value="1918016" calcext:value-type="float">
            <text:p>1918016</text:p>
          </table:table-cell>
          <table:table-cell office:value-type="float" office:value="1948201" calcext:value-type="float">
            <text:p>1948201</text:p>
          </table:table-cell>
          <table:table-cell office:value-type="float" office:value="1978432" calcext:value-type="float">
            <text:p>1978432</text:p>
          </table:table-cell>
          <table:table-cell office:value-type="float" office:value="2008658" calcext:value-type="float">
            <text:p>2008658</text:p>
          </table:table-cell>
          <table:table-cell office:value-type="float" office:value="2038888" calcext:value-type="float">
            <text:p>2038888</text:p>
          </table:table-cell>
          <table:table-cell office:value-type="float" office:value="2069118" calcext:value-type="float">
            <text:p>2069118</text:p>
          </table:table-cell>
          <table:table-cell office:value-type="float" office:value="2099344" calcext:value-type="float">
            <text:p>2099344</text:p>
          </table:table-cell>
          <table:table-cell office:value-type="float" office:value="2129531" calcext:value-type="float">
            <text:p>2129531</text:p>
          </table:table-cell>
          <table:table-cell office:value-type="float" office:value="2159752" calcext:value-type="float">
            <text:p>2159752</text:p>
          </table:table-cell>
          <table:table-cell office:value-type="float" office:value="2189978" calcext:value-type="float">
            <text:p>2189978</text:p>
          </table:table-cell>
          <table:table-cell office:value-type="float" office:value="2220204" calcext:value-type="float">
            <text:p>2220204</text:p>
          </table:table-cell>
          <table:table-cell office:value-type="float" office:value="2250387" calcext:value-type="float">
            <text:p>2250387</text:p>
          </table:table-cell>
          <table:table-cell office:value-type="float" office:value="2280576" calcext:value-type="float">
            <text:p>2280576</text:p>
          </table:table-cell>
          <table:table-cell office:value-type="float" office:value="2310807" calcext:value-type="float">
            <text:p>2310807</text:p>
          </table:table-cell>
          <table:table-cell office:value-type="float" office:value="2341032" calcext:value-type="float">
            <text:p>2341032</text:p>
          </table:table-cell>
          <table:table-cell office:value-type="float" office:value="2371260" calcext:value-type="float">
            <text:p>2371260</text:p>
          </table:table-cell>
          <table:table-cell office:value-type="float" office:value="2401481" calcext:value-type="float">
            <text:p>2401481</text:p>
          </table:table-cell>
          <table:table-cell office:value-type="float" office:value="2431711" calcext:value-type="float">
            <text:p>2431711</text:p>
          </table:table-cell>
          <table:table-cell office:value-type="float" office:value="2461932" calcext:value-type="float">
            <text:p>2461932</text:p>
          </table:table-cell>
          <table:table-cell office:value-type="float" office:value="2492173" calcext:value-type="float">
            <text:p>2492173</text:p>
          </table:table-cell>
          <table:table-cell office:value-type="float" office:value="2522407" calcext:value-type="float">
            <text:p>2522407</text:p>
          </table:table-cell>
          <table:table-cell office:value-type="float" office:value="2552635" calcext:value-type="float">
            <text:p>2552635</text:p>
          </table:table-cell>
          <table:table-cell office:value-type="float" office:value="2582863" calcext:value-type="float">
            <text:p>2582863</text:p>
          </table:table-cell>
          <table:table-cell office:value-type="float" office:value="2613045" calcext:value-type="float">
            <text:p>2613045</text:p>
          </table:table-cell>
          <table:table-cell office:value-type="float" office:value="2643278" calcext:value-type="float">
            <text:p>2643278</text:p>
          </table:table-cell>
          <table:table-cell office:value-type="float" office:value="2673510" calcext:value-type="float">
            <text:p>2673510</text:p>
          </table:table-cell>
          <table:table-cell office:value-type="float" office:value="2703737" calcext:value-type="float">
            <text:p>2703737</text:p>
          </table:table-cell>
          <table:table-cell office:value-type="float" office:value="2733969" calcext:value-type="float">
            <text:p>2733969</text:p>
          </table:table-cell>
          <table:table-cell office:value-type="float" office:value="2764197" calcext:value-type="float">
            <text:p>2764197</text:p>
          </table:table-cell>
          <table:table-cell office:value-type="float" office:value="2794429" calcext:value-type="float">
            <text:p>2794429</text:p>
          </table:table-cell>
          <table:table-cell office:value-type="float" office:value="2824664" calcext:value-type="float">
            <text:p>2824664</text:p>
          </table:table-cell>
          <table:table-cell office:value-type="float" office:value="2854894" calcext:value-type="float">
            <text:p>2854894</text:p>
          </table:table-cell>
          <table:table-cell office:value-type="float" office:value="2885118" calcext:value-type="float">
            <text:p>2885118</text:p>
          </table:table-cell>
          <table:table-cell office:value-type="float" office:value="2915347" calcext:value-type="float">
            <text:p>2915347</text:p>
          </table:table-cell>
          <table:table-cell office:value-type="float" office:value="2945577" calcext:value-type="float">
            <text:p>2945577</text:p>
          </table:table-cell>
          <table:table-cell office:value-type="float" office:value="2975803" calcext:value-type="float">
            <text:p>2975803</text:p>
          </table:table-cell>
          <table:table-cell office:value-type="float" office:value="3006029" calcext:value-type="float">
            <text:p>3006029</text:p>
          </table:table-cell>
          <table:table-cell office:value-type="float" office:value="3036253" calcext:value-type="float">
            <text:p>3036253</text:p>
          </table:table-cell>
          <table:table-cell office:value-type="float" office:value="3066474" calcext:value-type="float">
            <text:p>3066474</text:p>
          </table:table-cell>
          <table:table-cell office:value-type="float" office:value="3096696" calcext:value-type="float">
            <text:p>3096696</text:p>
          </table:table-cell>
          <table:table-cell office:value-type="float" office:value="3126917" calcext:value-type="float">
            <text:p>3126917</text:p>
          </table:table-cell>
          <table:table-cell office:value-type="float" office:value="3157152" calcext:value-type="float">
            <text:p>3157152</text:p>
          </table:table-cell>
          <table:table-cell office:value-type="float" office:value="3187382" calcext:value-type="float">
            <text:p>3187382</text:p>
          </table:table-cell>
          <table:table-cell office:value-type="float" office:value="3217615" calcext:value-type="float">
            <text:p>3217615</text:p>
          </table:table-cell>
          <table:table-cell office:value-type="float" office:value="3247812" calcext:value-type="float">
            <text:p>3247812</text:p>
          </table:table-cell>
          <table:table-cell office:value-type="float" office:value="3278040" calcext:value-type="float">
            <text:p>3278040</text:p>
          </table:table-cell>
          <table:table-cell office:value-type="float" office:value="3308270" calcext:value-type="float">
            <text:p>3308270</text:p>
          </table:table-cell>
          <table:table-cell office:value-type="float" office:value="3338503" calcext:value-type="float">
            <text:p>3338503</text:p>
          </table:table-cell>
          <table:table-cell office:value-type="float" office:value="3368730" calcext:value-type="float">
            <text:p>3368730</text:p>
          </table:table-cell>
          <table:table-cell office:value-type="float" office:value="3398968" calcext:value-type="float">
            <text:p>3398968</text:p>
          </table:table-cell>
          <table:table-cell office:value-type="float" office:value="3429193" calcext:value-type="float">
            <text:p>3429193</text:p>
          </table:table-cell>
          <table:table-cell office:value-type="float" office:value="3459415" calcext:value-type="float">
            <text:p>3459415</text:p>
          </table:table-cell>
          <table:table-cell office:value-type="float" office:value="3489638" calcext:value-type="float">
            <text:p>3489638</text:p>
          </table:table-cell>
          <table:table-cell office:value-type="float" office:value="3519866" calcext:value-type="float">
            <text:p>3519866</text:p>
          </table:table-cell>
          <table:table-cell office:value-type="float" office:value="3550101" calcext:value-type="float">
            <text:p>3550101</text:p>
          </table:table-cell>
          <table:table-cell office:value-type="float" office:value="3580335" calcext:value-type="float">
            <text:p>3580335</text:p>
          </table:table-cell>
          <table:table-cell office:value-type="float" office:value="3610558" calcext:value-type="float">
            <text:p>3610558</text:p>
          </table:table-cell>
          <table:table-cell office:value-type="float" office:value="3640741" calcext:value-type="float">
            <text:p>3640741</text:p>
          </table:table-cell>
        </table:table-row>
        <table:table-row table:style-name="ro1">
          <table:table-cell office:value-type="float" office:value="43957" calcext:value-type="float">
            <text:p>43957</text:p>
          </table:table-cell>
          <table:table-cell office:value-type="float" office:value="74188" calcext:value-type="float">
            <text:p>74188</text:p>
          </table:table-cell>
          <table:table-cell office:value-type="float" office:value="104421" calcext:value-type="float">
            <text:p>104421</text:p>
          </table:table-cell>
          <table:table-cell office:value-type="float" office:value="134650" calcext:value-type="float">
            <text:p>134650</text:p>
          </table:table-cell>
          <table:table-cell office:value-type="float" office:value="164873" calcext:value-type="float">
            <text:p>164873</text:p>
          </table:table-cell>
          <table:table-cell office:value-type="float" office:value="195102" calcext:value-type="float">
            <text:p>195102</text:p>
          </table:table-cell>
          <table:table-cell office:value-type="float" office:value="225328" calcext:value-type="float">
            <text:p>225328</text:p>
          </table:table-cell>
          <table:table-cell office:value-type="float" office:value="255554" calcext:value-type="float">
            <text:p>255554</text:p>
          </table:table-cell>
          <table:table-cell office:value-type="float" office:value="285784" calcext:value-type="float">
            <text:p>285784</text:p>
          </table:table-cell>
          <table:table-cell office:value-type="float" office:value="316014" calcext:value-type="float">
            <text:p>316014</text:p>
          </table:table-cell>
          <table:table-cell office:value-type="float" office:value="346237" calcext:value-type="float">
            <text:p>346237</text:p>
          </table:table-cell>
          <table:table-cell office:value-type="float" office:value="376465" calcext:value-type="float">
            <text:p>376465</text:p>
          </table:table-cell>
          <table:table-cell office:value-type="float" office:value="406693" calcext:value-type="float">
            <text:p>406693</text:p>
          </table:table-cell>
          <table:table-cell office:value-type="float" office:value="436921" calcext:value-type="float">
            <text:p>436921</text:p>
          </table:table-cell>
          <table:table-cell office:value-type="float" office:value="467155" calcext:value-type="float">
            <text:p>467155</text:p>
          </table:table-cell>
          <table:table-cell office:value-type="float" office:value="497381" calcext:value-type="float">
            <text:p>497381</text:p>
          </table:table-cell>
          <table:table-cell office:value-type="float" office:value="527609" calcext:value-type="float">
            <text:p>527609</text:p>
          </table:table-cell>
          <table:table-cell office:value-type="float" office:value="557862" calcext:value-type="float">
            <text:p>557862</text:p>
          </table:table-cell>
          <table:table-cell office:value-type="float" office:value="588089" calcext:value-type="float">
            <text:p>588089</text:p>
          </table:table-cell>
          <table:table-cell office:value-type="float" office:value="618316" calcext:value-type="float">
            <text:p>618316</text:p>
          </table:table-cell>
          <table:table-cell office:value-type="float" office:value="648543" calcext:value-type="float">
            <text:p>648543</text:p>
          </table:table-cell>
          <table:table-cell office:value-type="float" office:value="678773" calcext:value-type="float">
            <text:p>678773</text:p>
          </table:table-cell>
          <table:table-cell office:value-type="float" office:value="709001" calcext:value-type="float">
            <text:p>709001</text:p>
          </table:table-cell>
          <table:table-cell office:value-type="float" office:value="739230" calcext:value-type="float">
            <text:p>739230</text:p>
          </table:table-cell>
          <table:table-cell office:value-type="float" office:value="769459" calcext:value-type="float">
            <text:p>769459</text:p>
          </table:table-cell>
          <table:table-cell office:value-type="float" office:value="799640" calcext:value-type="float">
            <text:p>799640</text:p>
          </table:table-cell>
          <table:table-cell office:value-type="float" office:value="829869" calcext:value-type="float">
            <text:p>829869</text:p>
          </table:table-cell>
          <table:table-cell office:value-type="float" office:value="860098" calcext:value-type="float">
            <text:p>860098</text:p>
          </table:table-cell>
          <table:table-cell office:value-type="float" office:value="890331" calcext:value-type="float">
            <text:p>890331</text:p>
          </table:table-cell>
          <table:table-cell office:value-type="float" office:value="920560" calcext:value-type="float">
            <text:p>920560</text:p>
          </table:table-cell>
          <table:table-cell office:value-type="float" office:value="950744" calcext:value-type="float">
            <text:p>950744</text:p>
          </table:table-cell>
          <table:table-cell office:value-type="float" office:value="980968" calcext:value-type="float">
            <text:p>980968</text:p>
          </table:table-cell>
          <table:table-cell office:value-type="float" office:value="1011194" calcext:value-type="float">
            <text:p>1011194</text:p>
          </table:table-cell>
          <table:table-cell office:value-type="float" office:value="1041420" calcext:value-type="float">
            <text:p>1041420</text:p>
          </table:table-cell>
          <table:table-cell office:value-type="float" office:value="1071656" calcext:value-type="float">
            <text:p>1071656</text:p>
          </table:table-cell>
          <table:table-cell office:value-type="float" office:value="1101883" calcext:value-type="float">
            <text:p>1101883</text:p>
          </table:table-cell>
          <table:table-cell office:value-type="float" office:value="1132113" calcext:value-type="float">
            <text:p>1132113</text:p>
          </table:table-cell>
          <table:table-cell office:value-type="float" office:value="1162344" calcext:value-type="float">
            <text:p>1162344</text:p>
          </table:table-cell>
          <table:table-cell office:value-type="float" office:value="1192566" calcext:value-type="float">
            <text:p>1192566</text:p>
          </table:table-cell>
          <table:table-cell office:value-type="float" office:value="1222795" calcext:value-type="float">
            <text:p>1222795</text:p>
          </table:table-cell>
          <table:table-cell office:value-type="float" office:value="1253030" calcext:value-type="float">
            <text:p>1253030</text:p>
          </table:table-cell>
          <table:table-cell office:value-type="float" office:value="1283258" calcext:value-type="float">
            <text:p>1283258</text:p>
          </table:table-cell>
          <table:table-cell office:value-type="float" office:value="1313486" calcext:value-type="float">
            <text:p>1313486</text:p>
          </table:table-cell>
          <table:table-cell office:value-type="float" office:value="1343713" calcext:value-type="float">
            <text:p>1343713</text:p>
          </table:table-cell>
          <table:table-cell office:value-type="float" office:value="1373941" calcext:value-type="float">
            <text:p>1373941</text:p>
          </table:table-cell>
          <table:table-cell office:value-type="float" office:value="1404125" calcext:value-type="float">
            <text:p>1404125</text:p>
          </table:table-cell>
          <table:table-cell office:value-type="float" office:value="1434364" calcext:value-type="float">
            <text:p>1434364</text:p>
          </table:table-cell>
          <table:table-cell office:value-type="float" office:value="1464596" calcext:value-type="float">
            <text:p>1464596</text:p>
          </table:table-cell>
          <table:table-cell office:value-type="float" office:value="1494825" calcext:value-type="float">
            <text:p>1494825</text:p>
          </table:table-cell>
          <table:table-cell office:value-type="float" office:value="1525054" calcext:value-type="float">
            <text:p>1525054</text:p>
          </table:table-cell>
          <table:table-cell office:value-type="float" office:value="1555277" calcext:value-type="float">
            <text:p>1555277</text:p>
          </table:table-cell>
          <table:table-cell office:value-type="float" office:value="1585497" calcext:value-type="float">
            <text:p>1585497</text:p>
          </table:table-cell>
          <table:table-cell office:value-type="float" office:value="1615723" calcext:value-type="float">
            <text:p>1615723</text:p>
          </table:table-cell>
          <table:table-cell office:value-type="float" office:value="1645943" calcext:value-type="float">
            <text:p>1645943</text:p>
          </table:table-cell>
          <table:table-cell office:value-type="float" office:value="1676175" calcext:value-type="float">
            <text:p>1676175</text:p>
          </table:table-cell>
          <table:table-cell office:value-type="float" office:value="1706402" calcext:value-type="float">
            <text:p>1706402</text:p>
          </table:table-cell>
          <table:table-cell office:value-type="float" office:value="1736627" calcext:value-type="float">
            <text:p>1736627</text:p>
          </table:table-cell>
          <table:table-cell office:value-type="float" office:value="1766861" calcext:value-type="float">
            <text:p>1766861</text:p>
          </table:table-cell>
          <table:table-cell office:value-type="float" office:value="1797094" calcext:value-type="float">
            <text:p>1797094</text:p>
          </table:table-cell>
          <table:table-cell office:value-type="float" office:value="1827330" calcext:value-type="float">
            <text:p>1827330</text:p>
          </table:table-cell>
          <table:table-cell office:value-type="float" office:value="1857550" calcext:value-type="float">
            <text:p>1857550</text:p>
          </table:table-cell>
          <table:table-cell office:value-type="float" office:value="1887773" calcext:value-type="float">
            <text:p>1887773</text:p>
          </table:table-cell>
          <table:table-cell office:value-type="float" office:value="1917959" calcext:value-type="float">
            <text:p>1917959</text:p>
          </table:table-cell>
          <table:table-cell office:value-type="float" office:value="1948144" calcext:value-type="float">
            <text:p>1948144</text:p>
          </table:table-cell>
          <table:table-cell office:value-type="float" office:value="1978375" calcext:value-type="float">
            <text:p>1978375</text:p>
          </table:table-cell>
          <table:table-cell office:value-type="float" office:value="2008602" calcext:value-type="float">
            <text:p>2008602</text:p>
          </table:table-cell>
          <table:table-cell office:value-type="float" office:value="2038831" calcext:value-type="float">
            <text:p>2038831</text:p>
          </table:table-cell>
          <table:table-cell office:value-type="float" office:value="2069061" calcext:value-type="float">
            <text:p>2069061</text:p>
          </table:table-cell>
          <table:table-cell office:value-type="float" office:value="2099287" calcext:value-type="float">
            <text:p>2099287</text:p>
          </table:table-cell>
          <table:table-cell office:value-type="float" office:value="2129475" calcext:value-type="float">
            <text:p>2129475</text:p>
          </table:table-cell>
          <table:table-cell office:value-type="float" office:value="2159696" calcext:value-type="float">
            <text:p>2159696</text:p>
          </table:table-cell>
          <table:table-cell office:value-type="float" office:value="2189921" calcext:value-type="float">
            <text:p>2189921</text:p>
          </table:table-cell>
          <table:table-cell office:value-type="float" office:value="2220148" calcext:value-type="float">
            <text:p>2220148</text:p>
          </table:table-cell>
          <table:table-cell office:value-type="float" office:value="2250331" calcext:value-type="float">
            <text:p>2250331</text:p>
          </table:table-cell>
          <table:table-cell office:value-type="float" office:value="2280520" calcext:value-type="float">
            <text:p>2280520</text:p>
          </table:table-cell>
          <table:table-cell office:value-type="float" office:value="2310751" calcext:value-type="float">
            <text:p>2310751</text:p>
          </table:table-cell>
          <table:table-cell office:value-type="float" office:value="2340976" calcext:value-type="float">
            <text:p>2340976</text:p>
          </table:table-cell>
          <table:table-cell office:value-type="float" office:value="2371204" calcext:value-type="float">
            <text:p>2371204</text:p>
          </table:table-cell>
          <table:table-cell office:value-type="float" office:value="2401426" calcext:value-type="float">
            <text:p>2401426</text:p>
          </table:table-cell>
          <table:table-cell office:value-type="float" office:value="2431655" calcext:value-type="float">
            <text:p>2431655</text:p>
          </table:table-cell>
          <table:table-cell office:value-type="float" office:value="2461877" calcext:value-type="float">
            <text:p>2461877</text:p>
          </table:table-cell>
          <table:table-cell office:value-type="float" office:value="2492118" calcext:value-type="float">
            <text:p>2492118</text:p>
          </table:table-cell>
          <table:table-cell office:value-type="float" office:value="2522351" calcext:value-type="float">
            <text:p>2522351</text:p>
          </table:table-cell>
          <table:table-cell office:value-type="float" office:value="2552580" calcext:value-type="float">
            <text:p>2552580</text:p>
          </table:table-cell>
          <table:table-cell office:value-type="float" office:value="2582807" calcext:value-type="float">
            <text:p>2582807</text:p>
          </table:table-cell>
          <table:table-cell office:value-type="float" office:value="2612990" calcext:value-type="float">
            <text:p>2612990</text:p>
          </table:table-cell>
          <table:table-cell office:value-type="float" office:value="2643222" calcext:value-type="float">
            <text:p>2643222</text:p>
          </table:table-cell>
          <table:table-cell office:value-type="float" office:value="2673456" calcext:value-type="float">
            <text:p>2673456</text:p>
          </table:table-cell>
          <table:table-cell office:value-type="float" office:value="2703682" calcext:value-type="float">
            <text:p>2703682</text:p>
          </table:table-cell>
          <table:table-cell office:value-type="float" office:value="2733914" calcext:value-type="float">
            <text:p>2733914</text:p>
          </table:table-cell>
          <table:table-cell office:value-type="float" office:value="2764143" calcext:value-type="float">
            <text:p>2764143</text:p>
          </table:table-cell>
          <table:table-cell office:value-type="float" office:value="2794374" calcext:value-type="float">
            <text:p>2794374</text:p>
          </table:table-cell>
          <table:table-cell office:value-type="float" office:value="2824610" calcext:value-type="float">
            <text:p>2824610</text:p>
          </table:table-cell>
          <table:table-cell office:value-type="float" office:value="2854840" calcext:value-type="float">
            <text:p>2854840</text:p>
          </table:table-cell>
          <table:table-cell office:value-type="float" office:value="2885063" calcext:value-type="float">
            <text:p>2885063</text:p>
          </table:table-cell>
          <table:table-cell office:value-type="float" office:value="2915293" calcext:value-type="float">
            <text:p>2915293</text:p>
          </table:table-cell>
          <table:table-cell office:value-type="float" office:value="2945522" calcext:value-type="float">
            <text:p>2945522</text:p>
          </table:table-cell>
          <table:table-cell office:value-type="float" office:value="2975749" calcext:value-type="float">
            <text:p>2975749</text:p>
          </table:table-cell>
          <table:table-cell office:value-type="float" office:value="3005975" calcext:value-type="float">
            <text:p>3005975</text:p>
          </table:table-cell>
          <table:table-cell office:value-type="float" office:value="3036199" calcext:value-type="float">
            <text:p>3036199</text:p>
          </table:table-cell>
          <table:table-cell office:value-type="float" office:value="3066421" calcext:value-type="float">
            <text:p>3066421</text:p>
          </table:table-cell>
          <table:table-cell office:value-type="float" office:value="3096642" calcext:value-type="float">
            <text:p>3096642</text:p>
          </table:table-cell>
          <table:table-cell office:value-type="float" office:value="3126864" calcext:value-type="float">
            <text:p>3126864</text:p>
          </table:table-cell>
          <table:table-cell office:value-type="float" office:value="3157099" calcext:value-type="float">
            <text:p>3157099</text:p>
          </table:table-cell>
          <table:table-cell office:value-type="float" office:value="3187329" calcext:value-type="float">
            <text:p>3187329</text:p>
          </table:table-cell>
          <table:table-cell office:value-type="float" office:value="3217562" calcext:value-type="float">
            <text:p>3217562</text:p>
          </table:table-cell>
          <table:table-cell office:value-type="float" office:value="3247759" calcext:value-type="float">
            <text:p>3247759</text:p>
          </table:table-cell>
          <table:table-cell office:value-type="float" office:value="3277987" calcext:value-type="float">
            <text:p>3277987</text:p>
          </table:table-cell>
          <table:table-cell office:value-type="float" office:value="3308217" calcext:value-type="float">
            <text:p>3308217</text:p>
          </table:table-cell>
          <table:table-cell office:value-type="float" office:value="3338450" calcext:value-type="float">
            <text:p>3338450</text:p>
          </table:table-cell>
          <table:table-cell office:value-type="float" office:value="3368678" calcext:value-type="float">
            <text:p>3368678</text:p>
          </table:table-cell>
          <table:table-cell office:value-type="float" office:value="3398915" calcext:value-type="float">
            <text:p>3398915</text:p>
          </table:table-cell>
          <table:table-cell office:value-type="float" office:value="3429140" calcext:value-type="float">
            <text:p>3429140</text:p>
          </table:table-cell>
          <table:table-cell office:value-type="float" office:value="3459362" calcext:value-type="float">
            <text:p>3459362</text:p>
          </table:table-cell>
          <table:table-cell office:value-type="float" office:value="3489585" calcext:value-type="float">
            <text:p>3489585</text:p>
          </table:table-cell>
          <table:table-cell office:value-type="float" office:value="3519813" calcext:value-type="float">
            <text:p>3519813</text:p>
          </table:table-cell>
          <table:table-cell office:value-type="float" office:value="3550049" calcext:value-type="float">
            <text:p>3550049</text:p>
          </table:table-cell>
          <table:table-cell office:value-type="float" office:value="3580283" calcext:value-type="float">
            <text:p>3580283</text:p>
          </table:table-cell>
          <table:table-cell office:value-type="float" office:value="3610506" calcext:value-type="float">
            <text:p>3610506</text:p>
          </table:table-cell>
          <table:table-cell/>
        </table:table-row>
        <table:table-row table:style-name="ro1">
          <table:table-cell table:formula="of:=[.A1]-[.A2]" office:value-type="float" office:value="62" calcext:value-type="float">
            <text:p>62</text:p>
          </table:table-cell>
          <table:table-cell table:formula="of:=[.B1]-[.B2]" office:value-type="float" office:value="63" calcext:value-type="float">
            <text:p>63</text:p>
          </table:table-cell>
          <table:table-cell table:formula="of:=[.C1]-[.C2]" office:value-type="float" office:value="63" calcext:value-type="float">
            <text:p>63</text:p>
          </table:table-cell>
          <table:table-cell table:formula="of:=[.D1]-[.D2]" office:value-type="float" office:value="63" calcext:value-type="float">
            <text:p>63</text:p>
          </table:table-cell>
          <table:table-cell table:formula="of:=[.E1]-[.E2]" office:value-type="float" office:value="63" calcext:value-type="float">
            <text:p>63</text:p>
          </table:table-cell>
          <table:table-cell table:formula="of:=[.F1]-[.F2]" office:value-type="float" office:value="62" calcext:value-type="float">
            <text:p>62</text:p>
          </table:table-cell>
          <table:table-cell table:formula="of:=[.G1]-[.G2]" office:value-type="float" office:value="62" calcext:value-type="float">
            <text:p>62</text:p>
          </table:table-cell>
          <table:table-cell table:formula="of:=[.H1]-[.H2]" office:value-type="float" office:value="62" calcext:value-type="float">
            <text:p>62</text:p>
          </table:table-cell>
          <table:table-cell table:formula="of:=[.I1]-[.I2]" office:value-type="float" office:value="62" calcext:value-type="float">
            <text:p>62</text:p>
          </table:table-cell>
          <table:table-cell table:formula="of:=[.J1]-[.J2]" office:value-type="float" office:value="62" calcext:value-type="float">
            <text:p>62</text:p>
          </table:table-cell>
          <table:table-cell table:formula="of:=[.K1]-[.K2]" office:value-type="float" office:value="62" calcext:value-type="float">
            <text:p>62</text:p>
          </table:table-cell>
          <table:table-cell table:formula="of:=[.L1]-[.L2]" office:value-type="float" office:value="62" calcext:value-type="float">
            <text:p>62</text:p>
          </table:table-cell>
          <table:table-cell table:formula="of:=[.M1]-[.M2]" office:value-type="float" office:value="61" calcext:value-type="float">
            <text:p>61</text:p>
          </table:table-cell>
          <table:table-cell table:formula="of:=[.N1]-[.N2]" office:value-type="float" office:value="62" calcext:value-type="float">
            <text:p>62</text:p>
          </table:table-cell>
          <table:table-cell table:formula="of:=[.O1]-[.O2]" office:value-type="float" office:value="62" calcext:value-type="float">
            <text:p>62</text:p>
          </table:table-cell>
          <table:table-cell table:formula="of:=[.P1]-[.P2]" office:value-type="float" office:value="62" calcext:value-type="float">
            <text:p>62</text:p>
          </table:table-cell>
          <table:table-cell table:formula="of:=[.Q1]-[.Q2]" office:value-type="float" office:value="61" calcext:value-type="float">
            <text:p>61</text:p>
          </table:table-cell>
          <table:table-cell table:formula="of:=[.R1]-[.R2]" office:value-type="float" office:value="61" calcext:value-type="float">
            <text:p>61</text:p>
          </table:table-cell>
          <table:table-cell table:formula="of:=[.S1]-[.S2]" office:value-type="float" office:value="61" calcext:value-type="float">
            <text:p>61</text:p>
          </table:table-cell>
          <table:table-cell table:formula="of:=[.T1]-[.T2]" office:value-type="float" office:value="61" calcext:value-type="float">
            <text:p>61</text:p>
          </table:table-cell>
          <table:table-cell table:formula="of:=[.U1]-[.U2]" office:value-type="float" office:value="61" calcext:value-type="float">
            <text:p>61</text:p>
          </table:table-cell>
          <table:table-cell table:formula="of:=[.V1]-[.V2]" office:value-type="float" office:value="61" calcext:value-type="float">
            <text:p>61</text:p>
          </table:table-cell>
          <table:table-cell table:formula="of:=[.W1]-[.W2]" office:value-type="float" office:value="61" calcext:value-type="float">
            <text:p>61</text:p>
          </table:table-cell>
          <table:table-cell table:formula="of:=[.X1]-[.X2]" office:value-type="float" office:value="60" calcext:value-type="float">
            <text:p>60</text:p>
          </table:table-cell>
          <table:table-cell table:formula="of:=[.Y1]-[.Y2]" office:value-type="float" office:value="60" calcext:value-type="float">
            <text:p>60</text:p>
          </table:table-cell>
          <table:table-cell table:formula="of:=[.Z1]-[.Z2]" office:value-type="float" office:value="61" calcext:value-type="float">
            <text:p>61</text:p>
          </table:table-cell>
          <table:table-cell table:formula="of:=[.AA1]-[.AA2]" office:value-type="float" office:value="60" calcext:value-type="float">
            <text:p>60</text:p>
          </table:table-cell>
          <table:table-cell table:formula="of:=[.AB1]-[.AB2]" office:value-type="float" office:value="61" calcext:value-type="float">
            <text:p>61</text:p>
          </table:table-cell>
          <table:table-cell table:formula="of:=[.AC1]-[.AC2]" office:value-type="float" office:value="61" calcext:value-type="float">
            <text:p>61</text:p>
          </table:table-cell>
          <table:table-cell table:formula="of:=[.AD1]-[.AD2]" office:value-type="float" office:value="60" calcext:value-type="float">
            <text:p>60</text:p>
          </table:table-cell>
          <table:table-cell table:formula="of:=[.AE1]-[.AE2]" office:value-type="float" office:value="60" calcext:value-type="float">
            <text:p>60</text:p>
          </table:table-cell>
          <table:table-cell table:formula="of:=[.AF1]-[.AF2]" office:value-type="float" office:value="60" calcext:value-type="float">
            <text:p>60</text:p>
          </table:table-cell>
          <table:table-cell table:formula="of:=[.AG1]-[.AG2]" office:value-type="float" office:value="60" calcext:value-type="float">
            <text:p>60</text:p>
          </table:table-cell>
          <table:table-cell table:formula="of:=[.AH1]-[.AH2]" office:value-type="float" office:value="59" calcext:value-type="float">
            <text:p>59</text:p>
          </table:table-cell>
          <table:table-cell table:formula="of:=[.AI1]-[.AI2]" office:value-type="float" office:value="60" calcext:value-type="float">
            <text:p>60</text:p>
          </table:table-cell>
          <table:table-cell table:formula="of:=[.AJ1]-[.AJ2]" office:value-type="float" office:value="59" calcext:value-type="float">
            <text:p>59</text:p>
          </table:table-cell>
          <table:table-cell table:formula="of:=[.AK1]-[.AK2]" office:value-type="float" office:value="59" calcext:value-type="float">
            <text:p>59</text:p>
          </table:table-cell>
          <table:table-cell table:formula="of:=[.AL1]-[.AL2]" office:value-type="float" office:value="59" calcext:value-type="float">
            <text:p>59</text:p>
          </table:table-cell>
          <table:table-cell table:formula="of:=[.AM1]-[.AM2]" office:value-type="float" office:value="60" calcext:value-type="float">
            <text:p>60</text:p>
          </table:table-cell>
          <table:table-cell table:formula="of:=[.AN1]-[.AN2]" office:value-type="float" office:value="59" calcext:value-type="float">
            <text:p>59</text:p>
          </table:table-cell>
          <table:table-cell table:formula="of:=[.AO1]-[.AO2]" office:value-type="float" office:value="59" calcext:value-type="float">
            <text:p>59</text:p>
          </table:table-cell>
          <table:table-cell table:formula="of:=[.AP1]-[.AP2]" office:value-type="float" office:value="59" calcext:value-type="float">
            <text:p>59</text:p>
          </table:table-cell>
          <table:table-cell table:formula="of:=[.AQ1]-[.AQ2]" office:value-type="float" office:value="59" calcext:value-type="float">
            <text:p>59</text:p>
          </table:table-cell>
          <table:table-cell table:formula="of:=[.AR1]-[.AR2]" office:value-type="float" office:value="59" calcext:value-type="float">
            <text:p>59</text:p>
          </table:table-cell>
          <table:table-cell table:formula="of:=[.AS1]-[.AS2]" office:value-type="float" office:value="59" calcext:value-type="float">
            <text:p>59</text:p>
          </table:table-cell>
          <table:table-cell table:formula="of:=[.AT1]-[.AT2]" office:value-type="float" office:value="59" calcext:value-type="float">
            <text:p>59</text:p>
          </table:table-cell>
          <table:table-cell table:formula="of:=[.AU1]-[.AU2]" office:value-type="float" office:value="59" calcext:value-type="float">
            <text:p>59</text:p>
          </table:table-cell>
          <table:table-cell table:formula="of:=[.AV1]-[.AV2]" office:value-type="float" office:value="59" calcext:value-type="float">
            <text:p>59</text:p>
          </table:table-cell>
          <table:table-cell table:formula="of:=[.AW1]-[.AW2]" office:value-type="float" office:value="58" calcext:value-type="float">
            <text:p>58</text:p>
          </table:table-cell>
          <table:table-cell table:formula="of:=[.AX1]-[.AX2]" office:value-type="float" office:value="59" calcext:value-type="float">
            <text:p>59</text:p>
          </table:table-cell>
          <table:table-cell table:formula="of:=[.AY1]-[.AY2]" office:value-type="float" office:value="58" calcext:value-type="float">
            <text:p>58</text:p>
          </table:table-cell>
          <table:table-cell table:formula="of:=[.AZ1]-[.AZ2]" office:value-type="float" office:value="59" calcext:value-type="float">
            <text:p>59</text:p>
          </table:table-cell>
          <table:table-cell table:formula="of:=[.BA1]-[.BA2]" office:value-type="float" office:value="58" calcext:value-type="float">
            <text:p>58</text:p>
          </table:table-cell>
          <table:table-cell table:formula="of:=[.BB1]-[.BB2]" office:value-type="float" office:value="58" calcext:value-type="float">
            <text:p>58</text:p>
          </table:table-cell>
          <table:table-cell table:formula="of:=[.BC1]-[.BC2]" office:value-type="float" office:value="58" calcext:value-type="float">
            <text:p>58</text:p>
          </table:table-cell>
          <table:table-cell table:formula="of:=[.BD1]-[.BD2]" office:value-type="float" office:value="58" calcext:value-type="float">
            <text:p>58</text:p>
          </table:table-cell>
          <table:table-cell table:formula="of:=[.BE1]-[.BE2]" office:value-type="float" office:value="58" calcext:value-type="float">
            <text:p>58</text:p>
          </table:table-cell>
          <table:table-cell table:formula="of:=[.BF1]-[.BF2]" office:value-type="float" office:value="57" calcext:value-type="float">
            <text:p>57</text:p>
          </table:table-cell>
          <table:table-cell table:formula="of:=[.BG1]-[.BG2]" office:value-type="float" office:value="58" calcext:value-type="float">
            <text:p>58</text:p>
          </table:table-cell>
          <table:table-cell table:formula="of:=[.BH1]-[.BH2]" office:value-type="float" office:value="57" calcext:value-type="float">
            <text:p>57</text:p>
          </table:table-cell>
          <table:table-cell table:formula="of:=[.BI1]-[.BI2]" office:value-type="float" office:value="57" calcext:value-type="float">
            <text:p>57</text:p>
          </table:table-cell>
          <table:table-cell table:formula="of:=[.BJ1]-[.BJ2]" office:value-type="float" office:value="57" calcext:value-type="float">
            <text:p>57</text:p>
          </table:table-cell>
          <table:table-cell table:formula="of:=[.BK1]-[.BK2]" office:value-type="float" office:value="57" calcext:value-type="float">
            <text:p>57</text:p>
          </table:table-cell>
          <table:table-cell table:formula="of:=[.BL1]-[.BL2]" office:value-type="float" office:value="57" calcext:value-type="float">
            <text:p>57</text:p>
          </table:table-cell>
          <table:table-cell table:formula="of:=[.BM1]-[.BM2]" office:value-type="float" office:value="57" calcext:value-type="float">
            <text:p>57</text:p>
          </table:table-cell>
          <table:table-cell table:formula="of:=[.BN1]-[.BN2]" office:value-type="float" office:value="56" calcext:value-type="float">
            <text:p>56</text:p>
          </table:table-cell>
          <table:table-cell table:formula="of:=[.BO1]-[.BO2]" office:value-type="float" office:value="57" calcext:value-type="float">
            <text:p>57</text:p>
          </table:table-cell>
          <table:table-cell table:formula="of:=[.BP1]-[.BP2]" office:value-type="float" office:value="57" calcext:value-type="float">
            <text:p>57</text:p>
          </table:table-cell>
          <table:table-cell table:formula="of:=[.BQ1]-[.BQ2]" office:value-type="float" office:value="57" calcext:value-type="float">
            <text:p>57</text:p>
          </table:table-cell>
          <table:table-cell table:formula="of:=[.BR1]-[.BR2]" office:value-type="float" office:value="56" calcext:value-type="float">
            <text:p>56</text:p>
          </table:table-cell>
          <table:table-cell table:formula="of:=[.BS1]-[.BS2]" office:value-type="float" office:value="56" calcext:value-type="float">
            <text:p>56</text:p>
          </table:table-cell>
          <table:table-cell table:formula="of:=[.BT1]-[.BT2]" office:value-type="float" office:value="57" calcext:value-type="float">
            <text:p>57</text:p>
          </table:table-cell>
          <table:table-cell table:formula="of:=[.BU1]-[.BU2]" office:value-type="float" office:value="56" calcext:value-type="float">
            <text:p>56</text:p>
          </table:table-cell>
          <table:table-cell table:formula="of:=[.BV1]-[.BV2]" office:value-type="float" office:value="56" calcext:value-type="float">
            <text:p>56</text:p>
          </table:table-cell>
          <table:table-cell table:formula="of:=[.BW1]-[.BW2]" office:value-type="float" office:value="56" calcext:value-type="float">
            <text:p>56</text:p>
          </table:table-cell>
          <table:table-cell table:formula="of:=[.BX1]-[.BX2]" office:value-type="float" office:value="56" calcext:value-type="float">
            <text:p>56</text:p>
          </table:table-cell>
          <table:table-cell table:formula="of:=[.BY1]-[.BY2]" office:value-type="float" office:value="56" calcext:value-type="float">
            <text:p>56</text:p>
          </table:table-cell>
          <table:table-cell table:formula="of:=[.BZ1]-[.BZ2]" office:value-type="float" office:value="56" calcext:value-type="float">
            <text:p>56</text:p>
          </table:table-cell>
          <table:table-cell table:formula="of:=[.CA1]-[.CA2]" office:value-type="float" office:value="55" calcext:value-type="float">
            <text:p>55</text:p>
          </table:table-cell>
          <table:table-cell table:formula="of:=[.CB1]-[.CB2]" office:value-type="float" office:value="56" calcext:value-type="float">
            <text:p>56</text:p>
          </table:table-cell>
          <table:table-cell table:formula="of:=[.CC1]-[.CC2]" office:value-type="float" office:value="55" calcext:value-type="float">
            <text:p>55</text:p>
          </table:table-cell>
          <table:table-cell table:formula="of:=[.CD1]-[.CD2]" office:value-type="float" office:value="55" calcext:value-type="float">
            <text:p>55</text:p>
          </table:table-cell>
          <table:table-cell table:formula="of:=[.CE1]-[.CE2]" office:value-type="float" office:value="56" calcext:value-type="float">
            <text:p>56</text:p>
          </table:table-cell>
          <table:table-cell table:formula="of:=[.CF1]-[.CF2]" office:value-type="float" office:value="55" calcext:value-type="float">
            <text:p>55</text:p>
          </table:table-cell>
          <table:table-cell table:formula="of:=[.CG1]-[.CG2]" office:value-type="float" office:value="56" calcext:value-type="float">
            <text:p>56</text:p>
          </table:table-cell>
          <table:table-cell table:formula="of:=[.CH1]-[.CH2]" office:value-type="float" office:value="55" calcext:value-type="float">
            <text:p>55</text:p>
          </table:table-cell>
          <table:table-cell table:formula="of:=[.CI1]-[.CI2]" office:value-type="float" office:value="56" calcext:value-type="float">
            <text:p>56</text:p>
          </table:table-cell>
          <table:table-cell table:formula="of:=[.CJ1]-[.CJ2]" office:value-type="float" office:value="54" calcext:value-type="float">
            <text:p>54</text:p>
          </table:table-cell>
          <table:table-cell table:formula="of:=[.CK1]-[.CK2]" office:value-type="float" office:value="55" calcext:value-type="float">
            <text:p>55</text:p>
          </table:table-cell>
          <table:table-cell table:formula="of:=[.CL1]-[.CL2]" office:value-type="float" office:value="55" calcext:value-type="float">
            <text:p>55</text:p>
          </table:table-cell>
          <table:table-cell table:formula="of:=[.CM1]-[.CM2]" office:value-type="float" office:value="54" calcext:value-type="float">
            <text:p>54</text:p>
          </table:table-cell>
          <table:table-cell table:formula="of:=[.CN1]-[.CN2]" office:value-type="float" office:value="55" calcext:value-type="float">
            <text:p>55</text:p>
          </table:table-cell>
          <table:table-cell table:formula="of:=[.CO1]-[.CO2]" office:value-type="float" office:value="54" calcext:value-type="float">
            <text:p>54</text:p>
          </table:table-cell>
          <table:table-cell table:formula="of:=[.CP1]-[.CP2]" office:value-type="float" office:value="54" calcext:value-type="float">
            <text:p>54</text:p>
          </table:table-cell>
          <table:table-cell table:formula="of:=[.CQ1]-[.CQ2]" office:value-type="float" office:value="55" calcext:value-type="float">
            <text:p>55</text:p>
          </table:table-cell>
          <table:table-cell table:formula="of:=[.CR1]-[.CR2]" office:value-type="float" office:value="54" calcext:value-type="float">
            <text:p>54</text:p>
          </table:table-cell>
          <table:table-cell table:formula="of:=[.CS1]-[.CS2]" office:value-type="float" office:value="55" calcext:value-type="float">
            <text:p>55</text:p>
          </table:table-cell>
          <table:table-cell table:formula="of:=[.CT1]-[.CT2]" office:value-type="float" office:value="54" calcext:value-type="float">
            <text:p>54</text:p>
          </table:table-cell>
          <table:table-cell table:formula="of:=[.CU1]-[.CU2]" office:value-type="float" office:value="54" calcext:value-type="float">
            <text:p>54</text:p>
          </table:table-cell>
          <table:table-cell table:formula="of:=[.CV1]-[.CV2]" office:value-type="float" office:value="54" calcext:value-type="float">
            <text:p>54</text:p>
          </table:table-cell>
          <table:table-cell table:formula="of:=[.CW1]-[.CW2]" office:value-type="float" office:value="53" calcext:value-type="float">
            <text:p>53</text:p>
          </table:table-cell>
          <table:table-cell table:formula="of:=[.CX1]-[.CX2]" office:value-type="float" office:value="54" calcext:value-type="float">
            <text:p>54</text:p>
          </table:table-cell>
          <table:table-cell table:formula="of:=[.CY1]-[.CY2]" office:value-type="float" office:value="53" calcext:value-type="float">
            <text:p>53</text:p>
          </table:table-cell>
          <table:table-cell table:formula="of:=[.CZ1]-[.CZ2]" office:value-type="float" office:value="53" calcext:value-type="float">
            <text:p>53</text:p>
          </table:table-cell>
          <table:table-cell table:formula="of:=[.DA1]-[.DA2]" office:value-type="float" office:value="53" calcext:value-type="float">
            <text:p>53</text:p>
          </table:table-cell>
          <table:table-cell table:formula="of:=[.DB1]-[.DB2]" office:value-type="float" office:value="53" calcext:value-type="float">
            <text:p>53</text:p>
          </table:table-cell>
          <table:table-cell table:formula="of:=[.DC1]-[.DC2]" office:value-type="float" office:value="53" calcext:value-type="float">
            <text:p>53</text:p>
          </table:table-cell>
          <table:table-cell table:formula="of:=[.DD1]-[.DD2]" office:value-type="float" office:value="53" calcext:value-type="float">
            <text:p>53</text:p>
          </table:table-cell>
          <table:table-cell table:formula="of:=[.DE1]-[.DE2]" office:value-type="float" office:value="53" calcext:value-type="float">
            <text:p>53</text:p>
          </table:table-cell>
          <table:table-cell table:formula="of:=[.DF1]-[.DF2]" office:value-type="float" office:value="53" calcext:value-type="float">
            <text:p>53</text:p>
          </table:table-cell>
          <table:table-cell table:formula="of:=[.DG1]-[.DG2]" office:value-type="float" office:value="52" calcext:value-type="float">
            <text:p>52</text:p>
          </table:table-cell>
          <table:table-cell table:formula="of:=[.DH1]-[.DH2]" office:value-type="float" office:value="53" calcext:value-type="float">
            <text:p>53</text:p>
          </table:table-cell>
          <table:table-cell table:formula="of:=[.DI1]-[.DI2]" office:value-type="float" office:value="53" calcext:value-type="float">
            <text:p>53</text:p>
          </table:table-cell>
          <table:table-cell table:formula="of:=[.DJ1]-[.DJ2]" office:value-type="float" office:value="53" calcext:value-type="float">
            <text:p>53</text:p>
          </table:table-cell>
          <table:table-cell table:formula="of:=[.DK1]-[.DK2]" office:value-type="float" office:value="53" calcext:value-type="float">
            <text:p>53</text:p>
          </table:table-cell>
          <table:table-cell table:formula="of:=[.DL1]-[.DL2]" office:value-type="float" office:value="53" calcext:value-type="float">
            <text:p>53</text:p>
          </table:table-cell>
          <table:table-cell table:formula="of:=[.DM1]-[.DM2]" office:value-type="float" office:value="52" calcext:value-type="float">
            <text:p>52</text:p>
          </table:table-cell>
          <table:table-cell table:formula="of:=[.DN1]-[.DN2]" office:value-type="float" office:value="52" calcext:value-type="float">
            <text:p>52</text:p>
          </table:table-cell>
          <table:table-cell table:formula="of:=[.DO1]-[.DO2]" office:value-type="float" office:value="52" calcext:value-type="float">
            <text:p>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3T21:27:37.602574071</dc:date>
    <meta:editing-duration>PT2M34S</meta:editing-duration>
    <meta:editing-cycles>1</meta:editing-cycles>
    <meta:document-statistic meta:table-count="1" meta:cell-count="358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128cm" svg:height="17.753cm" xlink:href=".." xlink:type="simple" chart:class="chart:line" chart:style-name="ch1">
        <chart:legend chart:legend-position="end" svg:x="42.588cm" svg:y="8.275cm" style:legend-expansion="high" chart:style-name="ch2"/>
        <chart:plot-area chart:style-name="ch3" table:cell-range-address="result.A3:result.DO3" svg:x="0.922cm" svg:y="0.355cm" svg:width="40.744cm" svg:height="17.043cm">
          <chartooo:coordinate-region svg:x="1.543cm" svg:y="0.582cm" svg:width="39.844cm" svg:height="15.6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A3:result.DO3" chart:class="chart:line">
            <chart:regression-curve chart:style-name="ch7">
              <chart:equation chart:display-equation="true" chart:display-r-square="true" svg:x="3.54cm" svg:y="4.51cm"/>
            </chart:regression-curve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2">
                <text:p>62</text:p>
                <draw:g>
                  <svg:desc>result.A3:result.DO3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